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Montserrat" fo:font-size="13pt" officeooo:rsid="001f77e7" officeooo:paragraph-rsid="001f77e7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Montserrat" fo:font-size="13pt" officeooo:rsid="00208a10" officeooo:paragraph-rsid="00208a10" style:font-size-asian="13pt" style:font-size-complex="13pt"/>
    </style:style>
    <style:style style:name="T1" style:family="text">
      <style:text-properties officeooo:rsid="00208a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m Damien</text:p>
      <text:p text:style-name="P1">873 boulevard Georges Pompidou</text:p>
      <text:p text:style-name="P1">59123 Bray-Dunes</text:p>
      <text:p text:style-name="P1">Tél : 06.37.02.06.30</text:p>
      <text:p text:style-name="P1">Mail : <text:a xlink:type="simple" xlink:href="mailto:palm.damien@icloud.com" text:style-name="Internet_20_link" text:visited-style-name="Visited_20_Internet_20_Link">palm.damien@icloud.com</text:a></text:p>
      <text:p text:style-name="P1"/>
      <text:p text:style-name="P1"/>
      <text:p text:style-name="P1">Fait à Bray-Dunes, le 11/01/2023</text:p>
      <text:p text:style-name="P1"/>
      <text:p text:style-name="P1"/>
      <text:p text:style-name="P1">Objet : Lettre de motivation</text:p>
      <text:p text:style-name="P1"/>
      <text:p text:style-name="P1"/>
      <text:p text:style-name="P1">Madame, </text:p>
      <text:p text:style-name="P1"/>
      <text:p text:style-name="P1"/>
      <text:p text:style-name="P1">Actuellement en formation Développeur web et web mobile, je suis à la recherche d’un stage pour une durée de 3 mois, pour la période du 6 mars 2023 au 2 juin 2023.</text:p>
      <text:p text:style-name="P1"/>
      <text:p text:style-name="P1"/>
      <text:p text:style-name="P1">De nature curieuse, je suis toujours à la recherche de nouvelles compétences et de savoirs à acquérir, pour cela, je recherche un stage me permettant à la fois de <text:span text:style-name="T1">consolider</text:span> et d’approfondir mes connaissances. C’est pour cela que je souhaite postuler chez vous car cela me permettra d’approfondir mes compétences sur Symfony. <text:span text:style-name="T1">De plus, le stage se déroulant en distanciel, m</text:span>on activité de livreur en auto-entrepreneur m’a permis d’acquérir la rigueur et l’autonomie nécessaire au travail en distanciel.</text:p>
      <text:p text:style-name="P1"/>
      <text:p text:style-name="P1"/>
      <text:p text:style-name="P2">Ce serait aussi pour moi un plaisir de travailler pour une association qui a pour but la mise en œuvre du développement durable et de l’Agenda 21.</text:p>
      <text:p text:style-name="P2"/>
      <text:p text:style-name="P2"/>
      <text:p text:style-name="P2">Je reste à votre disposition pour tout complément d’information sur ma candidature ou le contenu de ma formation et je serai également réactif pour toute demande d’entretien.</text:p>
      <text:p text:style-name="P2"/>
      <text:p text:style-name="P2"/>
      <text:p text:style-name="P2">En espérant que ma candidature retiendra votre attention, veuillez agréer, Madame, ma considération distinguée.</text:p>
      <text:p text:style-name="P2"/>
      <text:p text:style-name="P2"/>
      <text:p text:style-name="P2">Damien Pal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21:32:53.704000000</meta:creation-date>
    <dc:date>2023-01-10T23:26:40.868000000</dc:date>
    <meta:editing-duration>PT1H53M47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4" meta:word-count="205" meta:character-count="1280" meta:non-whitespace-character-count="1088"/>
  </office:meta>
</office:document-meta>
</file>